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1.8993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53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loext:graphic-properties draw:fill="solid" draw:fill-color="#020b22" draw:opacity="100%"/>
      <style:paragraph-properties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3" style:family="paragraph" style:parent-style-name="Table_20_Contents">
      <style:text-properties fo:color="#166534" loext:opacity="100%" fo:font-weight="bold"/>
    </style:style>
    <style:style style:name="P4" style:family="paragraph" style:parent-style-name="Text_20_body">
      <style:paragraph-properties fo:margin-top="0.0417in" fo:margin-bottom="0.083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.0417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.0417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>
      <style:text-properties fo:color="#f8fafc" loext:opacity="100%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2 (Integracao e Orquestracao)</text:p>
      <text:p text:style-name="P4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4"><text:span text:style-name="Strong_20_Emphasis"><text:span text:style-name="T1">Data da validacao:</text:span></text:span><text:span text:style-name="T1"> 11/03/2026 | </text:span><text:span text:style-name="Strong_20_Emphasis"><text:span text:style-name="T1">Base:</text:span></text:span><text:span text:style-name="T1"> PDF oficial da Feature 2</text:span></text:p>
      <text:p text:style-name="P4"><text:span text:style-name="Strong_20_Emphasis"><text:span text:style-name="T1">Escopo:</text:span></text:span><text:span text:style-name="T1"> consumo de APIs externas de livros, orquestracao interna e endpoint REST consumivel</text:span></text:p>
      <text:h text:style-name="Heading_20_2" text:outline-level="2">1) Resumo da funcionalidade implementada</text:h>
      <text:p text:style-name="Text_20_body">Foi implementada a funcionalidade de <text:span text:style-name="Strong_20_Emphasis">catalogo enriquecido</text:span>, consumindo Google Books e Open Library, cruzando dados com o acervo interno (livro/reserva) e retornando resultado consolidado com <text:span text:style-name="Source_20_Text">scoreRecomendacao</text:span>. </text:p>
      <text:h text:style-name="Heading_20_2" text:outline-level="2">2) Checklist de requisitos da Feature 2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 do PDF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 objetiva</text:p>
            </table:table-cell>
          </table:table-row>
        </table:table-header-rows>
        <table:table-row>
          <table:table-cell table:style-name="Table1.A1" office:value-type="string">
            <text:p text:style-name="Table_20_Contents">1. Consumo de pelo menos 1 API externa relevante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Consumo de <text:span text:style-name="Source_20_Text">Google Books API</text:span> + complemento via <text:span text:style-name="Source_20_Text">Open Library API</text:span>.</text:p>
          </table:table-cell>
        </table:table-row>
        <table:table-row>
          <table:table-cell table:style-name="Table1.A1" office:value-type="string">
            <text:p text:style-name="Table_20_Contents">2. Criacao de clients de API (OpenFeign recomendado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GoogleBooksClient</text:span> e <text:span text:style-name="Source_20_Text">OpenLibraryClient</text:span> com <text:span text:style-name="Source_20_Text">@FeignClient</text:span>. </text:p>
          </table:table-cell>
        </table:table-row>
        <table:table-row>
          <table:table-cell table:style-name="Table1.A1" office:value-type="string">
            <text:p text:style-name="Table_20_Contents">3. Organizacao em camadas (Service e Controller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LivrosIntegracaoService</text:span> (orquestracao/algoritmo) e <text:span text:style-name="Source_20_Text">LivrosIntegracaoController</text:span> (endpoint REST). </text:p>
          </table:table-cell>
        </table:table-row>
        <table:table-row>
          <table:table-cell table:style-name="Table1.A1" office:value-type="string">
            <text:p text:style-name="Table_20_Contents">4. Algoritmo com transformacao dos dados consumido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Calculo de <text:span text:style-name="Source_20_Text">scoreRecomendacao</text:span> com disponibilidade interna, nota externa, volume de avaliacoes, recencia e completude de metadados. </text:p>
          </table:table-cell>
        </table:table-row>
        <table:table-row>
          <table:table-cell table:style-name="Table1.A1" office:value-type="string">
            <text:p text:style-name="Table_20_Contents">5. Classes para dados brutos e resposta consolidada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DTOs em <text:span text:style-name="Source_20_Text">dto.external.google</text:span>, <text:span text:style-name="Source_20_Text">dto.external.openlibrary</text:span> e <text:span text:style-name="Source_20_Text">dto.response</text:span>. </text:p>
          </table:table-cell>
        </table:table-row>
        <table:table-row>
          <table:table-cell table:style-name="Table1.A1" office:value-type="string">
            <text:p text:style-name="Table_20_Contents">6. Criacao de endpoint consumivel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Endpoint: <text:span text:style-name="Source_20_Text">GET /api/v1/livros/enriquecidos?query={termo}&amp;max={1..20}</text:span>. </text:p>
          </table:table-cell>
        </table:table-row>
        <table:table-row>
          <table:table-cell table:style-name="Table1.A1" office:value-type="string">
            <text:p text:style-name="Table_20_Contents">7. Consumo pelo projeto da 1a disciplina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Contrato pronto e documentado no <text:span text:style-name="Source_20_Text">README.md</text:span> com instrucoes de consumo pelo projeto da 1a disciplina. </text:p>
          </table:table-cell>
        </table:table-row>
      </table:table>
      <text:h text:style-name="Heading_20_2" text:outline-level="2">3) Confirmacao de testes</text:h>
      <text:p text:style-name="Text_20_body">Suite de testes da Feature 2 validada via Surefire: <text:span text:style-name="Source_20_Text">LivrosIntegracaoServiceTest - tests="4" errors="0" failures="0" skipped="0"</text:span>. </text:p>
      <text:h text:style-name="Heading_20_3" text:outline-level="3">Cenarios cobertos</text:h>
      <text:list xml:id="list1847708582" text:style-name="L1">
        <text:list-item>
          <text:p text:style-name="P6">Consolidacao de dados externos com disponibilidade interna e score. </text:p>
        </text:list-item>
        <text:list-item>
          <text:p text:style-name="P6">Fallback quando Open Library falha. </text:p>
        </text:list-item>
        <text:list-item>
          <text:p text:style-name="P6">Ordenacao por score e limite de retorno. </text:p>
        </text:list-item>
        <text:list-item>
          <text:p text:style-name="P5">Validacao de query invalida. </text:p>
        </text:list-item>
      </text:list>
      <text:h text:style-name="Heading_20_2" text:outline-level="2">4) Trechos de codigo (evidencias)</text:h>
      <text:h text:style-name="Heading_20_3" text:outline-level="3">4.1 Clients Feign (consumo externo)</text:h>
      <text:p text:style-name="P2"><text:span text:style-name="Source_20_Text"><text:span text:style-name="T2">@FeignClient(name = "googleBooksClient", url = "${app.integracoes.google-books.base-url}")</text:span></text:span></text:p>
      <text:p text:style-name="P2"><text:span text:style-name="Source_20_Text"><text:span text:style-name="T2">public interface GoogleBooksClient {</text:span></text:span></text:p>
      <text:p text:style-name="P2"><text:span text:style-name="Source_20_Text"><text:span text:style-name="T2"><text:s text:c="4"/>@GetMapping("/volumes")</text:span></text:span></text:p>
      <text:p text:style-name="P2"><text:span text:style-name="Source_20_Text"><text:span text:style-name="T2"><text:s text:c="4"/>GoogleBooksVolumesResponse buscarVolumes(...);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@FeignClient(name = "openLibraryClient", url = "${app.integracoes.open-library.base-url}")</text:span></text:span></text:p>
      <text:p text:style-name="P2"><text:span text:style-name="Source_20_Text"><text:span text:style-name="T2">public interface OpenLibraryClient {</text:span></text:span></text:p>
      <text:p text:style-name="P2"><text:span text:style-name="Source_20_Text"><text:span text:style-name="T2"><text:s text:c="4"/>@GetMapping("/search.json")</text:span></text:span></text:p>
      <text:p text:style-name="P2"><text:span text:style-name="Source_20_Text"><text:span text:style-name="T2"><text:s text:c="4"/>OpenLibrarySearchResponse buscarLivros(...);</text:span></text:span></text:p>
      <text:p text:style-name="P2"><text:span text:style-name="Source_20_Text"><text:span text:style-name="T2">}</text:span></text:span></text:p>
      <text:h text:style-name="Heading_20_3" text:outline-level="3">4.2 Service com orquestracao e algoritmo</text:h>
      <text:p text:style-name="P2"><text:span text:style-name="Source_20_Text"><text:span text:style-name="T2">public LivrosEnriquecidosResponse buscarLivrosEnriquecidos(String query, Integer max) {</text:span></text:span></text:p>
      <text:p text:style-name="P2"><text:span text:style-name="Source_20_Text"><text:span text:style-name="T2"><text:s text:c="4"/>GoogleBooksVolumesResponse volumesResponse = googleBooksClient.buscarVolumes(...);</text:span></text:span></text:p>
      <text:p text:style-name="P2"><text:span text:style-name="Source_20_Text"><text:span text:style-name="T2"><text:s text:c="4"/>Map&lt;String, OpenLibraryDoc&gt; openLibraryPorIsbn = buscarOpenLibraryPorIsbn(...);</text:span></text:span></text:p>
      <text:p text:style-name="P2"/>
      <text:p text:style-name="P2"><text:span text:style-name="Source_20_Text"><text:span text:style-name="T2"><text:s text:c="4"/>List&lt;LivroEnriquecidoResponse&gt; resultados = volumes.stream()</text:span></text:span></text:p>
      <text:p text:style-name="P2"><text:span text:style-name="Source_20_Text"><text:span text:style-name="T2"><text:s text:c="8"/>.map(volume -&gt; montarRespostaEnriquecida(volume, openLibraryPorIsbn))</text:span></text:span></text:p>
      <text:p text:style-name="P2"><text:span text:style-name="Source_20_Text"><text:span text:style-name="T2"><text:s text:c="8"/>.sorted(Comparator.comparing(LivroEnriquecidoResponse::scoreRecomendacao).reversed())</text:span></text:span></text:p>
      <text:p text:style-name="P2"><text:span text:style-name="Source_20_Text"><text:span text:style-name="T2"><text:s text:c="8"/>.limit(limite)</text:span></text:span></text:p>
      <text:p text:style-name="P2"><text:span text:style-name="Source_20_Text"><text:span text:style-name="T2"><text:s text:c="8"/>.toList();</text:span></text:span></text:p>
      <text:p text:style-name="P2"/>
      <text:p text:style-name="P2"><text:span text:style-name="Source_20_Text"><text:span text:style-name="T2"><text:s text:c="4"/>return new LivrosEnriquecidosResponse(termo, resultados.size(), resultados);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private int calcularScore(...) {</text:span></text:span></text:p>
      <text:p text:style-name="P2"><text:span text:style-name="Source_20_Text"><text:span text:style-name="T2"><text:s text:c="4"/>// disponibilidade interna, nota, avaliacoes, recencia e metadados</text:span></text:span></text:p>
      <text:p text:style-name="P2"><text:span text:style-name="Source_20_Text"><text:span text:style-name="T2">}</text:span></text:span></text:p>
      <text:h text:style-name="Heading_20_3" text:outline-level="3">4.3 Controller com endpoint consumivel</text:h>
      <text:p text:style-name="P2"><text:span text:style-name="Source_20_Text"><text:span text:style-name="T2">@RestController</text:span></text:span></text:p>
      <text:p text:style-name="P2"><text:span text:style-name="Source_20_Text"><text:span text:style-name="T2">@RequestMapping("/api/v1/livros")</text:span></text:span></text:p>
      <text:p text:style-name="P2"><text:span text:style-name="Source_20_Text"><text:span text:style-name="T2">public class LivrosIntegracaoController {</text:span></text:span></text:p>
      <text:p text:style-name="P2"/>
      <text:p text:style-name="P2"><text:span text:style-name="Source_20_Text"><text:span text:style-name="T2"><text:s text:c="4"/>@GetMapping("/enriquecidos")</text:span></text:span></text:p>
      <text:p text:style-name="P2"><text:span text:style-name="Source_20_Text"><text:span text:style-name="T2"><text:s text:c="4"/>public LivrosEnriquecidosResponse buscarLivrosEnriquecidos(</text:span></text:span></text:p>
      <text:p text:style-name="P2"><text:span text:style-name="Source_20_Text"><text:span text:style-name="T2"><text:s text:c="12"/>@RequestParam("query") @NotBlank String query,</text:span></text:span></text:p>
      <text:p text:style-name="P2"><text:span text:style-name="Source_20_Text"><text:span text:style-name="T2"><text:s text:c="12"/>@RequestParam(value = "max", defaultValue = "10") @Min(1) @Max(20) Integer max</text:span></text:span></text:p>
      <text:p text:style-name="P2"><text:span text:style-name="Source_20_Text"><text:span text:style-name="T2"><text:s text:c="4"/>) { ... }</text:span></text:span></text:p>
      <text:p text:style-name="P2"><text:span text:style-name="Source_20_Text"><text:span text:style-name="T2">}</text:span></text:span></text:p>
      <text:h text:style-name="Heading_20_3" text:outline-level="3">4.4 Testes unitarios da Feature 2</text:h>
      <text:p text:style-name="P2"><text:span text:style-name="Source_20_Text"><text:span text:style-name="T2">@DisplayName("Deve consolidar dados externos com disponibilidade interna e calcular score")</text:span></text:span></text:p>
      <text:p text:style-name="P2"><text:span text:style-name="Source_20_Text"><text:span text:style-name="T2">@DisplayName("Deve continuar retornando resultados quando Open Library estiver indisponível")</text:span></text:span></text:p>
      <text:p text:style-name="P2"><text:span text:style-name="Source_20_Text"><text:span text:style-name="T2">@DisplayName("Deve limitar quantidade de retorno e ordenar por score de recomendação")</text:span></text:span></text:p>
      <text:p text:style-name="P2"><text:span text:style-name="Source_20_Text"><text:span text:style-name="T2">@DisplayName("Deve lançar erro quando query estiver em branco")</text:span></text:span></text:p>
      <text:h text:style-name="Heading_20_2" text:outline-level="2">5) Evidencias de configuracao</text:h>
      <text:list xml:id="list3341963786" text:style-name="L2">
        <text:list-item>
          <text:p text:style-name="P8"><text:span text:style-name="Source_20_Text">@EnableFeignClients</text:span> na classe principal da aplicacao. </text:p>
        </text:list-item>
        <text:list-item>
          <text:p text:style-name="P8">Configuracoes em <text:span text:style-name="Source_20_Text">application.yml</text:span> para base URL do Google Books e Open Library. </text:p>
        </text:list-item>
        <text:list-item>
          <text:p text:style-name="P7"><text:span text:style-name="Source_20_Text">GOOGLE_BOOKS_API_KEY</text:span> opcional por variavel de ambiente. </text:p>
        </text:list-item>
      </text:list>
      <text:h text:style-name="Heading_20_2" text:outline-level="2">6) Como demonstrar na apresentacao</text:h>
      <text:list xml:id="list2708030190" text:style-name="L3">
        <text:list-item>
          <text:p text:style-name="P10">Executar API: <text:span text:style-name="Source_20_Text">./mvnw spring-boot:run</text:span>. </text:p>
        </text:list-item>
        <text:list-item>
          <text:p text:style-name="P10">Chamar endpoint: <text:span text:style-name="Source_20_Text">GET /api/v1/livros/enriquecidos?query=clean%20architecture&amp;max=5</text:span>. </text:p>
        </text:list-item>
        <text:list-item>
          <text:p text:style-name="P10">Mostrar retorno com campos consolidados e <text:span text:style-name="Source_20_Text">scoreRecomendacao</text:span>. </text:p>
        </text:list-item>
        <text:list-item>
          <text:p text:style-name="P9">Mostrar no README o contrato para consumo pelo projeto da 1a disciplina. </text:p>
        </text:list-item>
      </text:list>
      <text:h text:style-name="Heading_20_2" text:outline-level="2">7) Conclusao</text:h>
      <text:p text:style-name="Text_20_body">A Feature 2 foi implementada em conformidade com os requisitos tecnicos do PDF, com integracao externa real, orquestracao em servico, endpoint REST consumivel, algoritmo de valor agregado e testes unitarios verde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5%" fo:text-indent="0in" style:auto-text-indent="false" fo:padding-left="0.0626in" fo:padding-right="0in" fo:padding-top="0.0626in" fo:padding-bottom="0.0626in" fo:border-left="0.06pt solid #0f172a" fo:border-right="none" fo:border-top="0.06pt solid #0f172a" fo:border-bottom="0.06pt solid #0f172a"/>
      <style:text-properties fo:color="#f8fafc" loext:opacity="100%" style:font-name="Liberation Mono" fo:font-family="'Liberation Mono'" style:font-family-generic="modern" style:font-pitch="fixed" fo:font-size="6.75pt" style:font-name-asian="Noto Sans Mono CJK SC" style:font-family-asian="'Noto Sans Mono CJK SC'" style:font-family-generic-asian="modern" style:font-pitch-asian="fixed" style:font-size-asian="6.75pt" style:font-name-complex="Liberation Mono" style:font-family-complex="'Liberation Mono'" style:font-family-generic-complex="modern" style:font-pitch-complex="fixed" style:font-size-complex="6.7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2 - Integracao e Orquestracao</dc:title>
    <meta:document-statistic meta:table-count="1" meta:image-count="0" meta:object-count="0" meta:page-count="1" meta:paragraph-count="90" meta:word-count="522" meta:character-count="4677" meta:non-whitespace-character-count="4132"/>
    <meta:generator>LibreOffice/7.3.7.2$Linux_X86_64 LibreOffice_project/30$Build-2</meta:generator>
    <meta:user-defined meta:name=""/>
  </office:meta>
</office:document-meta>
</file>